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81mm"/>
    </style:style>
    <style:style style:name="co2" style:family="table-column">
      <style:table-column-properties fo:break-before="auto" style:column-width="29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00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0066cc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ackground-color="#ff420e"/>
    </style:style>
    <style:style style:name="ce7" style:family="table-cell" style:parent-style-name="Default">
      <style:table-cell-properties fo:background-color="#99ffff"/>
      <style:text-properties style:text-underline-style="none"/>
    </style:style>
    <style:style style:name="ce8" style:family="table-cell" style:parent-style-name="Default" style:data-style-name="N1">
      <style:table-cell-properties fo:background-color="#ff6600"/>
    </style:style>
    <style:style style:name="ce9" style:family="table-cell" style:parent-style-name="Default">
      <style:table-cell-properties fo:background-color="#ff6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11.15mm" svg:height="85.72mm" svg:x="154.43mm" svg:y="126.94mm">
            <loext:p draw:notify-on-update-of-ranges="Hoja1.B29:Hoja1.D29 Hoja1.A34:Hoja1.A34 Hoja1.B34:Hoja1.D34 Hoja1.A33:Hoja1.A33 Hoja1.B33:Hoja1.D33 Hoja1.A32:Hoja1.A32 Hoja1.B32:Hoja1.D32 Hoja1.A31:Hoja1.A31 Hoja1.B31:Hoja1.D31 Hoja1.A30:Hoja1.A30 Hoja1.B30:Hoja1.D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10.33mm" svg:height="88.51mm" svg:x="266.41mm" svg:y="126.91mm">
            <loext:p draw:notify-on-update-of-ranges="Hoja1.A29:Hoja1.A29 Hoja1.B29:Hoja1.D29 Hoja1.A34:Hoja1.A34 Hoja1.B34:Hoja1.D34 Hoja1.A33:Hoja1.A33 Hoja1.B33:Hoja1.D33 Hoja1.A32:Hoja1.A32 Hoja1.B32:Hoja1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number-columns-repeated="10" table:default-cell-style-name="ce5"/>
        <table:table-column table:style-name="co3" table:default-cell-style-name="ce8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/proc/cpuinfo</text:p>
          </table:table-cell>
          <table:table-cell table:style-name="ce1" office:value-type="string" calcext:value-type="string">
            <text:p>model name</text:p>
          </table:table-cell>
          <table:table-cell table:style-name="ce1" office:value-type="string" calcext:value-type="string">
            <text:p>: Intel(R) Core(TM) i5-3210M CPU @ 2.50GHz</text:p>
          </table:table-cell>
          <table:table-cell table:style-name="ce1" table:number-columns-repeated="3"/>
          <table:table-cell table:style-name="ce1" office:value-type="string" calcext:value-type="string">
            <text:p>NOMBRE:</text:p>
          </table:table-cell>
          <table:table-cell table:style-name="ce1" office:value-type="string" calcext:value-type="string">
            <text:p>JOSÉ ANTONIO PADIAL MOLINA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: 3072 KB</text:p>
          </table:table-cell>
          <table:table-cell table:style-name="ce1" table:number-columns-repeated="3"/>
          <table:table-cell table:style-name="ce1" office:value-type="string" calcext:value-type="string">
            <text:p>CURSO:</text:p>
          </table:table-cell>
          <table:table-cell table:style-name="ce1" office:value-type="string" calcext:value-type="string">
            <text:p>2ºD</text:p>
          </table:table-cell>
          <table:table-cell table:style-name="ce1" office:value-type="string" calcext:value-type="string">
            <text:p>2016/2017</text:p>
          </table:table-cell>
          <table:table-cell table:style-name="ce1" table:number-columns-repeated="1015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2" office:value-type="string" calcext:value-type="string">
            <text:p>POPCOUNT:</text:p>
          </table:table-cell>
          <table:table-cell table:style-name="ce3" office:value-type="string" calcext:value-type="string" table:number-columns-spanned="7" table:number-rows-spanned="1">
            <text:p>gcc -m32 popcount.c -o pocount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for(( i=0; i&lt;11; i++)); do echo $i ; ./popcount; done | pr -11 -l 20 -w 80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3"/>
          <table:table-cell table:style-name="ce3" office:value-type="string" calcext:value-type="string" table:number-columns-spanned="7" table:number-rows-spanned="1">
            <text:p>ignorar medición 0, repetir columna si alguna medición se sale demasiado de la media</text:p>
          </table:table-cell>
          <table:covered-table-cell table:number-columns-repeated="6" table:style-name="Default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office:value-type="float" office:value="145006" calcext:value-type="float">
            <text:p>145006</text:p>
          </table:table-cell>
          <table:table-cell office:value-type="float" office:value="159676" calcext:value-type="float">
            <text:p>159676</text:p>
          </table:table-cell>
          <table:table-cell office:value-type="float" office:value="96138" calcext:value-type="float">
            <text:p>96138</text:p>
          </table:table-cell>
          <table:table-cell office:value-type="float" office:value="160692" calcext:value-type="float">
            <text:p>160692</text:p>
          </table:table-cell>
          <table:table-cell office:value-type="float" office:value="96206" calcext:value-type="float">
            <text:p>96206</text:p>
          </table:table-cell>
          <table:table-cell office:value-type="float" office:value="96946" calcext:value-type="float">
            <text:p>96946</text:p>
          </table:table-cell>
          <table:table-cell office:value-type="float" office:value="97044" calcext:value-type="float">
            <text:p>97044</text:p>
          </table:table-cell>
          <table:table-cell office:value-type="float" office:value="97121" calcext:value-type="float">
            <text:p>97121</text:p>
          </table:table-cell>
          <table:table-cell office:value-type="float" office:value="96449" calcext:value-type="float">
            <text:p>96449</text:p>
          </table:table-cell>
          <table:table-cell office:value-type="float" office:value="96414" calcext:value-type="float">
            <text:p>96414</text:p>
          </table:table-cell>
          <table:table-cell office:value-type="float" office:value="96960" calcext:value-type="float">
            <text:p>96960</text:p>
          </table:table-cell>
          <table:table-cell table:formula="of:=AVERAGE([.C9:.L9] )" office:value-type="float" office:value="109364.6" calcext:value-type="float">
            <text:p>1093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45640" calcext:value-type="float">
            <text:p>45640</text:p>
          </table:table-cell>
          <table:table-cell office:value-type="float" office:value="50283" calcext:value-type="float">
            <text:p>50283</text:p>
          </table:table-cell>
          <table:table-cell office:value-type="float" office:value="44949" calcext:value-type="float">
            <text:p>44949</text:p>
          </table:table-cell>
          <table:table-cell office:value-type="float" office:value="50399" calcext:value-type="float">
            <text:p>50399</text:p>
          </table:table-cell>
          <table:table-cell office:value-type="float" office:value="44511" calcext:value-type="float">
            <text:p>44511</text:p>
          </table:table-cell>
          <table:table-cell office:value-type="float" office:value="44567" calcext:value-type="float">
            <text:p>44567</text:p>
          </table:table-cell>
          <table:table-cell office:value-type="float" office:value="44581" calcext:value-type="float">
            <text:p>44581</text:p>
          </table:table-cell>
          <table:table-cell office:value-type="float" office:value="44522" calcext:value-type="float">
            <text:p>44522</text:p>
          </table:table-cell>
          <table:table-cell office:value-type="float" office:value="45090" calcext:value-type="float">
            <text:p>45090</text:p>
          </table:table-cell>
          <table:table-cell office:value-type="float" office:value="44637" calcext:value-type="float">
            <text:p>44637</text:p>
          </table:table-cell>
          <table:table-cell office:value-type="float" office:value="44540" calcext:value-type="float">
            <text:p>44540</text:p>
          </table:table-cell>
          <table:table-cell table:formula="of:=AVERAGE([.C10:.L10] )" office:value-type="float" office:value="45807.9" calcext:value-type="float">
            <text:p>458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3675" calcext:value-type="float">
            <text:p>13675</text:p>
          </table:table-cell>
          <table:table-cell office:value-type="float" office:value="13978" calcext:value-type="float">
            <text:p>13978</text:p>
          </table:table-cell>
          <table:table-cell office:value-type="float" office:value="13635" calcext:value-type="float">
            <text:p>13635</text:p>
          </table:table-cell>
          <table:table-cell office:value-type="float" office:value="13982" calcext:value-type="float">
            <text:p>13982</text:p>
          </table:table-cell>
          <table:table-cell office:value-type="float" office:value="13718" calcext:value-type="float">
            <text:p>13718</text:p>
          </table:table-cell>
          <table:table-cell office:value-type="float" office:value="13651" calcext:value-type="float">
            <text:p>13651</text:p>
          </table:table-cell>
          <table:table-cell office:value-type="float" office:value="13620" calcext:value-type="float">
            <text:p>13620</text:p>
          </table:table-cell>
          <table:table-cell office:value-type="float" office:value="13658" calcext:value-type="float">
            <text:p>13658</text:p>
          </table:table-cell>
          <table:table-cell office:value-type="float" office:value="13651" calcext:value-type="float">
            <text:p>13651</text:p>
          </table:table-cell>
          <table:table-cell office:value-type="float" office:value="13831" calcext:value-type="float">
            <text:p>13831</text:p>
          </table:table-cell>
          <table:table-cell office:value-type="float" office:value="13645" calcext:value-type="float">
            <text:p>13645</text:p>
          </table:table-cell>
          <table:table-cell table:formula="of:=AVERAGE([.C11:.L11] )" office:value-type="float" office:value="13736.9" calcext:value-type="float">
            <text:p>137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23012" calcext:value-type="float">
            <text:p>23012</text:p>
          </table:table-cell>
          <table:table-cell office:value-type="float" office:value="22930" calcext:value-type="float">
            <text:p>22930</text:p>
          </table:table-cell>
          <table:table-cell office:value-type="float" office:value="22943" calcext:value-type="float">
            <text:p>22943</text:p>
          </table:table-cell>
          <table:table-cell office:value-type="float" office:value="22856" calcext:value-type="float">
            <text:p>22856</text:p>
          </table:table-cell>
          <table:table-cell office:value-type="float" office:value="22903" calcext:value-type="float">
            <text:p>22903</text:p>
          </table:table-cell>
          <table:table-cell office:value-type="float" office:value="22951" calcext:value-type="float">
            <text:p>22951</text:p>
          </table:table-cell>
          <table:table-cell office:value-type="float" office:value="22896" calcext:value-type="float">
            <text:p>22896</text:p>
          </table:table-cell>
          <table:table-cell office:value-type="float" office:value="22881" calcext:value-type="float">
            <text:p>22881</text:p>
          </table:table-cell>
          <table:table-cell office:value-type="float" office:value="22856" calcext:value-type="float">
            <text:p>22856</text:p>
          </table:table-cell>
          <table:table-cell office:value-type="float" office:value="22893" calcext:value-type="float">
            <text:p>22893</text:p>
          </table:table-cell>
          <table:table-cell office:value-type="float" office:value="23001" calcext:value-type="float">
            <text:p>23001</text:p>
          </table:table-cell>
          <table:table-cell table:formula="of:=AVERAGE([.C12:.L12] )" office:value-type="float" office:value="22911" calcext:value-type="float">
            <text:p>229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 (asm SSE3- pshufb 128b)</text:p>
          </table:table-cell>
          <table:table-cell office:value-type="float" office:value="1092" calcext:value-type="float">
            <text:p>1092</text:p>
          </table:table-cell>
          <table:table-cell office:value-type="float" office:value="1094" calcext:value-type="float">
            <text:p>1094</text:p>
          </table:table-cell>
          <table:table-cell table:number-columns-repeated="3" office:value-type="float" office:value="1093" calcext:value-type="float">
            <text:p>1093</text:p>
          </table:table-cell>
          <table:table-cell office:value-type="float" office:value="1088" calcext:value-type="float">
            <text:p>1088</text:p>
          </table:table-cell>
          <table:table-cell office:value-type="float" office:value="1084" calcext:value-type="float">
            <text:p>1084</text:p>
          </table:table-cell>
          <table:table-cell office:value-type="float" office:value="1117" calcext:value-type="float">
            <text:p>1117</text:p>
          </table:table-cell>
          <table:table-cell office:value-type="float" office:value="1093" calcext:value-type="float">
            <text:p>1093</text:p>
          </table:table-cell>
          <table:table-cell office:value-type="float" office:value="1090" calcext:value-type="float">
            <text:p>1090</text:p>
          </table:table-cell>
          <table:table-cell office:value-type="float" office:value="1094" calcext:value-type="float">
            <text:p>1094</text:p>
          </table:table-cell>
          <table:table-cell table:formula="of:=AVERAGE([.C13:.L13] )" office:value-type="float" office:value="1093.9" calcext:value-type="float">
            <text:p>1094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table:style-name="ce7" office:value-type="float" office:value="49540" calcext:value-type="float">
            <text:p>49540</text:p>
          </table:table-cell>
          <table:table-cell office:value-type="float" office:value="60591" calcext:value-type="float">
            <text:p>60591</text:p>
          </table:table-cell>
          <table:table-cell office:value-type="float" office:value="61650" calcext:value-type="float">
            <text:p>61650</text:p>
          </table:table-cell>
          <table:table-cell office:value-type="float" office:value="59812" calcext:value-type="float">
            <text:p>59812</text:p>
          </table:table-cell>
          <table:table-cell office:value-type="float" office:value="36973" calcext:value-type="float">
            <text:p>36973</text:p>
          </table:table-cell>
          <table:table-cell office:value-type="float" office:value="44078" calcext:value-type="float">
            <text:p>44078</text:p>
          </table:table-cell>
          <table:table-cell office:value-type="float" office:value="61911" calcext:value-type="float">
            <text:p>61911</text:p>
          </table:table-cell>
          <table:table-cell office:value-type="float" office:value="56732" calcext:value-type="float">
            <text:p>56732</text:p>
          </table:table-cell>
          <table:table-cell office:value-type="float" office:value="62239" calcext:value-type="float">
            <text:p>62239</text:p>
          </table:table-cell>
          <table:table-cell office:value-type="float" office:value="58294" calcext:value-type="float">
            <text:p>58294</text:p>
          </table:table-cell>
          <table:table-cell office:value-type="float" office:value="59656" calcext:value-type="float">
            <text:p>59656</text:p>
          </table:table-cell>
          <table:table-cell table:formula="of:=AVERAGE([.C16:.L16] )" office:value-type="float" office:value="56193.6" calcext:value-type="float">
            <text:p>561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21209" calcext:value-type="float">
            <text:p>21209</text:p>
          </table:table-cell>
          <table:table-cell office:value-type="float" office:value="23196" calcext:value-type="float">
            <text:p>23196</text:p>
          </table:table-cell>
          <table:table-cell office:value-type="float" office:value="22825" calcext:value-type="float">
            <text:p>22825</text:p>
          </table:table-cell>
          <table:table-cell office:value-type="float" office:value="23160" calcext:value-type="float">
            <text:p>23160</text:p>
          </table:table-cell>
          <table:table-cell office:value-type="float" office:value="16036" calcext:value-type="float">
            <text:p>16036</text:p>
          </table:table-cell>
          <table:table-cell office:value-type="float" office:value="19860" calcext:value-type="float">
            <text:p>19860</text:p>
          </table:table-cell>
          <table:table-cell office:value-type="float" office:value="23020" calcext:value-type="float">
            <text:p>23020</text:p>
          </table:table-cell>
          <table:table-cell office:value-type="float" office:value="23065" calcext:value-type="float">
            <text:p>23065</text:p>
          </table:table-cell>
          <table:table-cell office:value-type="float" office:value="23021" calcext:value-type="float">
            <text:p>23021</text:p>
          </table:table-cell>
          <table:table-cell office:value-type="float" office:value="21814" calcext:value-type="float">
            <text:p>21814</text:p>
          </table:table-cell>
          <table:table-cell office:value-type="float" office:value="21866" calcext:value-type="float">
            <text:p>21866</text:p>
          </table:table-cell>
          <table:table-cell table:formula="of:=AVERAGE([.C17:.L17] )" office:value-type="float" office:value="21786.3" calcext:value-type="float">
            <text:p>217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9419" calcext:value-type="float">
            <text:p>19419</text:p>
          </table:table-cell>
          <table:table-cell office:value-type="float" office:value="21354" calcext:value-type="float">
            <text:p>21354</text:p>
          </table:table-cell>
          <table:table-cell office:value-type="float" office:value="21079" calcext:value-type="float">
            <text:p>21079</text:p>
          </table:table-cell>
          <table:table-cell office:value-type="float" office:value="21136" calcext:value-type="float">
            <text:p>21136</text:p>
          </table:table-cell>
          <table:table-cell office:value-type="float" office:value="15543" calcext:value-type="float">
            <text:p>15543</text:p>
          </table:table-cell>
          <table:table-cell office:value-type="float" office:value="18157" calcext:value-type="float">
            <text:p>18157</text:p>
          </table:table-cell>
          <table:table-cell office:value-type="float" office:value="21121" calcext:value-type="float">
            <text:p>21121</text:p>
          </table:table-cell>
          <table:table-cell office:value-type="float" office:value="21092" calcext:value-type="float">
            <text:p>21092</text:p>
          </table:table-cell>
          <table:table-cell office:value-type="float" office:value="21072" calcext:value-type="float">
            <text:p>21072</text:p>
          </table:table-cell>
          <table:table-cell office:value-type="float" office:value="20442" calcext:value-type="float">
            <text:p>20442</text:p>
          </table:table-cell>
          <table:table-cell office:value-type="float" office:value="20240" calcext:value-type="float">
            <text:p>20240</text:p>
          </table:table-cell>
          <table:table-cell table:formula="of:=AVERAGE([.C18:.L18] )" office:value-type="float" office:value="20123.6" calcext:value-type="float">
            <text:p>201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8808" calcext:value-type="float">
            <text:p>8808</text:p>
          </table:table-cell>
          <table:table-cell office:value-type="float" office:value="9212" calcext:value-type="float">
            <text:p>9212</text:p>
          </table:table-cell>
          <table:table-cell office:value-type="float" office:value="9267" calcext:value-type="float">
            <text:p>9267</text:p>
          </table:table-cell>
          <table:table-cell office:value-type="float" office:value="9209" calcext:value-type="float">
            <text:p>9209</text:p>
          </table:table-cell>
          <table:table-cell office:value-type="float" office:value="7112" calcext:value-type="float">
            <text:p>7112</text:p>
          </table:table-cell>
          <table:table-cell office:value-type="float" office:value="8023" calcext:value-type="float">
            <text:p>8023</text:p>
          </table:table-cell>
          <table:table-cell office:value-type="float" office:value="9097" calcext:value-type="float">
            <text:p>9097</text:p>
          </table:table-cell>
          <table:table-cell office:value-type="float" office:value="9207" calcext:value-type="float">
            <text:p>9207</text:p>
          </table:table-cell>
          <table:table-cell office:value-type="float" office:value="9395" calcext:value-type="float">
            <text:p>9395</text:p>
          </table:table-cell>
          <table:table-cell office:value-type="float" office:value="9075" calcext:value-type="float">
            <text:p>9075</text:p>
          </table:table-cell>
          <table:table-cell office:value-type="float" office:value="8549" calcext:value-type="float">
            <text:p>8549</text:p>
          </table:table-cell>
          <table:table-cell table:formula="of:=AVERAGE([.C19:.L19] )" office:value-type="float" office:value="8814.6" calcext:value-type="float">
            <text:p>88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(asm SSE3- pshufb 128b)</text:p>
          </table:table-cell>
          <table:table-cell office:value-type="float" office:value="706" calcext:value-type="float">
            <text:p>706</text:p>
          </table:table-cell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766" calcext:value-type="float">
            <text:p>766</text:p>
          </table:table-cell>
          <table:table-cell office:value-type="float" office:value="584" calcext:value-type="float">
            <text:p>584</text:p>
          </table:table-cell>
          <table:table-cell office:value-type="float" office:value="677" calcext:value-type="float">
            <text:p>677</text:p>
          </table:table-cell>
          <table:table-cell office:value-type="float" office:value="811" calcext:value-type="float">
            <text:p>811</text:p>
          </table:table-cell>
          <table:table-cell office:value-type="float" office:value="775" calcext:value-type="float">
            <text:p>775</text:p>
          </table:table-cell>
          <table:table-cell office:value-type="float" office:value="783" calcext:value-type="float">
            <text:p>783</text:p>
          </table:table-cell>
          <table:table-cell office:value-type="float" office:value="739" calcext:value-type="float">
            <text:p>739</text:p>
          </table:table-cell>
          <table:table-cell office:value-type="float" office:value="735" calcext:value-type="float">
            <text:p>735</text:p>
          </table:table-cell>
          <table:table-cell table:formula="of:=AVERAGE([.C20:.L20] )" office:value-type="float" office:value="741.9" calcext:value-type="float">
            <text:p>742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Optimizacion -0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medi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1 (lenguaje C- <text:s text:c="3"/>for)</text:p>
          </table:table-cell>
          <table:table-cell office:value-type="float" office:value="55474" calcext:value-type="float">
            <text:p>55474</text:p>
          </table:table-cell>
          <table:table-cell office:value-type="float" office:value="34316" calcext:value-type="float">
            <text:p>34316</text:p>
          </table:table-cell>
          <table:table-cell office:value-type="float" office:value="25493" calcext:value-type="float">
            <text:p>25493</text:p>
          </table:table-cell>
          <table:table-cell office:value-type="float" office:value="27913" calcext:value-type="float">
            <text:p>27913</text:p>
          </table:table-cell>
          <table:table-cell office:value-type="float" office:value="27700" calcext:value-type="float">
            <text:p>27700</text:p>
          </table:table-cell>
          <table:table-cell office:value-type="float" office:value="27787" calcext:value-type="float">
            <text:p>27787</text:p>
          </table:table-cell>
          <table:table-cell office:value-type="float" office:value="27538" calcext:value-type="float">
            <text:p>27538</text:p>
          </table:table-cell>
          <table:table-cell office:value-type="float" office:value="27844" calcext:value-type="float">
            <text:p>27844</text:p>
          </table:table-cell>
          <table:table-cell office:value-type="float" office:value="26051" calcext:value-type="float">
            <text:p>26051</text:p>
          </table:table-cell>
          <table:table-cell office:value-type="float" office:value="25781" calcext:value-type="float">
            <text:p>25781</text:p>
          </table:table-cell>
          <table:table-cell office:value-type="float" office:value="27614" calcext:value-type="float">
            <text:p>27614</text:p>
          </table:table-cell>
          <table:table-cell table:formula="of:=AVERAGE([.C23:.L23] )" office:value-type="float" office:value="27803.7" calcext:value-type="float">
            <text:p>278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2 (lenguaje C- while)</text:p>
          </table:table-cell>
          <table:table-cell office:value-type="float" office:value="30549" calcext:value-type="float">
            <text:p>30549</text:p>
          </table:table-cell>
          <table:table-cell office:value-type="float" office:value="21834" calcext:value-type="float">
            <text:p>21834</text:p>
          </table:table-cell>
          <table:table-cell office:value-type="float" office:value="19470" calcext:value-type="float">
            <text:p>19470</text:p>
          </table:table-cell>
          <table:table-cell office:value-type="float" office:value="19503" calcext:value-type="float">
            <text:p>19503</text:p>
          </table:table-cell>
          <table:table-cell office:value-type="float" office:value="20036" calcext:value-type="float">
            <text:p>20036</text:p>
          </table:table-cell>
          <table:table-cell office:value-type="float" office:value="19411" calcext:value-type="float">
            <text:p>19411</text:p>
          </table:table-cell>
          <table:table-cell office:value-type="float" office:value="19412" calcext:value-type="float">
            <text:p>19412</text:p>
          </table:table-cell>
          <table:table-cell office:value-type="float" office:value="19920" calcext:value-type="float">
            <text:p>19920</text:p>
          </table:table-cell>
          <table:table-cell office:value-type="float" office:value="19382" calcext:value-type="float">
            <text:p>19382</text:p>
          </table:table-cell>
          <table:table-cell office:value-type="float" office:value="19377" calcext:value-type="float">
            <text:p>19377</text:p>
          </table:table-cell>
          <table:table-cell office:value-type="float" office:value="19423" calcext:value-type="float">
            <text:p>19423</text:p>
          </table:table-cell>
          <table:table-cell table:formula="of:=AVERAGE([.C24:.L24] )" office:value-type="float" office:value="19776.8" calcext:value-type="float">
            <text:p>197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3 (lenguaje ASM- cuerpo while )</text:p>
          </table:table-cell>
          <table:table-cell office:value-type="float" office:value="18963" calcext:value-type="float">
            <text:p>18963</text:p>
          </table:table-cell>
          <table:table-cell office:value-type="float" office:value="14174" calcext:value-type="float">
            <text:p>14174</text:p>
          </table:table-cell>
          <table:table-cell office:value-type="float" office:value="13261" calcext:value-type="float">
            <text:p>13261</text:p>
          </table:table-cell>
          <table:table-cell office:value-type="float" office:value="13271" calcext:value-type="float">
            <text:p>13271</text:p>
          </table:table-cell>
          <table:table-cell office:value-type="float" office:value="13304" calcext:value-type="float">
            <text:p>13304</text:p>
          </table:table-cell>
          <table:table-cell office:value-type="float" office:value="13246" calcext:value-type="float">
            <text:p>13246</text:p>
          </table:table-cell>
          <table:table-cell office:value-type="float" office:value="13242" calcext:value-type="float">
            <text:p>13242</text:p>
          </table:table-cell>
          <table:table-cell office:value-type="float" office:value="13354" calcext:value-type="float">
            <text:p>13354</text:p>
          </table:table-cell>
          <table:table-cell office:value-type="float" office:value="13264" calcext:value-type="float">
            <text:p>13264</text:p>
          </table:table-cell>
          <table:table-cell office:value-type="float" office:value="13249" calcext:value-type="float">
            <text:p>13249</text:p>
          </table:table-cell>
          <table:table-cell office:value-type="float" office:value="13275" calcext:value-type="float">
            <text:p>13275</text:p>
          </table:table-cell>
          <table:table-cell table:formula="of:=AVERAGE([.C25:.L25] )" office:value-type="float" office:value="13364" calcext:value-type="float">
            <text:p>133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4 (l.CS:APP 3.49-group 8b)</text:p>
          </table:table-cell>
          <table:table-cell office:value-type="float" office:value="11011" calcext:value-type="float">
            <text:p>11011</text:p>
          </table:table-cell>
          <table:table-cell office:value-type="float" office:value="8508" calcext:value-type="float">
            <text:p>8508</text:p>
          </table:table-cell>
          <table:table-cell office:value-type="float" office:value="8171" calcext:value-type="float">
            <text:p>8171</text:p>
          </table:table-cell>
          <table:table-cell office:value-type="float" office:value="8156" calcext:value-type="float">
            <text:p>8156</text:p>
          </table:table-cell>
          <table:table-cell office:value-type="float" office:value="8167" calcext:value-type="float">
            <text:p>8167</text:p>
          </table:table-cell>
          <table:table-cell office:value-type="float" office:value="8156" calcext:value-type="float">
            <text:p>8156</text:p>
          </table:table-cell>
          <table:table-cell office:value-type="float" office:value="8189" calcext:value-type="float">
            <text:p>8189</text:p>
          </table:table-cell>
          <table:table-cell office:value-type="float" office:value="8162" calcext:value-type="float">
            <text:p>8162</text:p>
          </table:table-cell>
          <table:table-cell office:value-type="float" office:value="8163" calcext:value-type="float">
            <text:p>8163</text:p>
          </table:table-cell>
          <table:table-cell office:value-type="float" office:value="8166" calcext:value-type="float">
            <text:p>8166</text:p>
          </table:table-cell>
          <table:table-cell office:value-type="float" office:value="8164" calcext:value-type="float">
            <text:p>8164</text:p>
          </table:table-cell>
          <table:table-cell table:formula="of:=AVERAGE([.C26:.L26] )" office:value-type="float" office:value="8200.2" calcext:value-type="float">
            <text:p>8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pcount5(asm SSE3- pshufb 128b)</text:p>
          </table:table-cell>
          <table:table-cell office:value-type="float" office:value="642" calcext:value-type="float">
            <text:p>642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504" calcext:value-type="float">
            <text:p>504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81" calcext:value-type="float">
            <text:p>481</text:p>
          </table:table-cell>
          <table:table-cell table:formula="of:=AVERAGE([.C27:.L27] )" office:value-type="float" office:value="473.5" calcext:value-type="float">
            <text:p>474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:</text:p>
          </table:table-cell>
          <table:table-cell table:style-name="ce6" office:value-type="string" calcext:value-type="string">
            <text:p>“-O0 “</text:p>
          </table:table-cell>
          <table:table-cell table:style-name="ce6" office:value-type="string" calcext:value-type="string">
            <text:p>“-01”</text:p>
          </table:table-cell>
          <table:table-cell table:style-name="ce6" office:value-type="string" calcext:value-type="string">
            <text:p>“-02”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1</text:p>
          </table:table-cell>
          <table:table-cell table:style-name="ce8" table:formula="of:=[.M9]" office:value-type="float" office:value="109364.6" calcext:value-type="float">
            <text:p>109365</text:p>
          </table:table-cell>
          <table:table-cell table:style-name="ce8" table:formula="of:=[.M16]" office:value-type="float" office:value="56193.6" calcext:value-type="float">
            <text:p>56194</text:p>
          </table:table-cell>
          <table:table-cell table:style-name="ce8" table:formula="of:=[.M23]" office:value-type="float" office:value="27803.7" calcext:value-type="float">
            <text:p>27804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2</text:p>
          </table:table-cell>
          <table:table-cell table:style-name="ce8" table:formula="of:=[.M10]" office:value-type="float" office:value="45807.9" calcext:value-type="float">
            <text:p>45808</text:p>
          </table:table-cell>
          <table:table-cell table:style-name="ce8" table:formula="of:=[.M17]" office:value-type="float" office:value="21786.3" calcext:value-type="float">
            <text:p>21786</text:p>
          </table:table-cell>
          <table:table-cell table:style-name="ce8" table:formula="of:=[.M24]" office:value-type="float" office:value="19776.8" calcext:value-type="float">
            <text:p>19777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3</text:p>
          </table:table-cell>
          <table:table-cell table:style-name="ce8" table:formula="of:=[.M11]" office:value-type="float" office:value="13736.9" calcext:value-type="float">
            <text:p>13737</text:p>
          </table:table-cell>
          <table:table-cell table:style-name="ce8" table:formula="of:=[.M18]" office:value-type="float" office:value="20123.6" calcext:value-type="float">
            <text:p>20124</text:p>
          </table:table-cell>
          <table:table-cell table:style-name="ce8" table:formula="of:=[.M25]" office:value-type="float" office:value="13364" calcext:value-type="float">
            <text:p>13364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4</text:p>
          </table:table-cell>
          <table:table-cell table:style-name="ce8" table:formula="of:=[.M12]" office:value-type="float" office:value="22911" calcext:value-type="float">
            <text:p>22911</text:p>
          </table:table-cell>
          <table:table-cell table:style-name="ce8" table:formula="of:=[.M19]" office:value-type="float" office:value="8814.6" calcext:value-type="float">
            <text:p>8815</text:p>
          </table:table-cell>
          <table:table-cell table:style-name="ce8" table:formula="of:=[.M26]" office:value-type="float" office:value="8200.2" calcext:value-type="float">
            <text:p>8200</text:p>
          </table:table-cell>
          <table:table-cell table:style-name="Default" table:number-columns-repeated="9"/>
          <table:table-cell table:number-columns-repeated="1011"/>
        </table:table-row>
        <table:table-row table:style-name="ro1">
          <table:table-cell table:style-name="ce6" office:value-type="string" calcext:value-type="string">
            <text:p>popcount5</text:p>
          </table:table-cell>
          <table:table-cell table:style-name="ce8" table:formula="of:=[.M13]" office:value-type="float" office:value="1093.9" calcext:value-type="float">
            <text:p>1094</text:p>
          </table:table-cell>
          <table:table-cell table:style-name="ce8" table:formula="of:=[.M20]" office:value-type="float" office:value="741.9" calcext:value-type="float">
            <text:p>742</text:p>
          </table:table-cell>
          <table:table-cell table:style-name="ce8" table:formula="of:=[.M27]" office:value-type="float" office:value="473.5" calcext:value-type="float">
            <text:p>474</text:p>
          </table:table-cell>
          <table:table-cell table:style-name="Default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18:57:39.3805760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2:43:59.695181407</meta:creation-date>
    <dc:date>2016-11-21T19:01:48.273218467</dc:date>
    <meta:editing-duration>PT2H38M35S</meta:editing-duration>
    <meta:editing-cycles>23</meta:editing-cycles>
    <meta:generator>LibreOffice/5.2.2.2$Linux_X86_64 LibreOffice_project/20m0$Build-2</meta:generator>
    <meta:document-statistic meta:table-count="1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olid-type="cylinder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olid-type="cylinder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1">
      <style:chart-properties chart:solid-type="cylinder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1">
      <style:chart-properties chart:solid-type="cylinder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034cm" svg:height="8.852cm" xlink:href=".." xlink:type="simple" chart:class="chart:bar" chart:row-mapping="2 1 0" chart:style-name="ch1">
        <chart:legend chart:legend-position="end" svg:x="8.691cm" svg:y="3.629cm" style:legend-expansion="high" chart:style-name="ch2"/>
        <chart:plot-area chart:style-name="ch3" table:cell-range-address="Hoja1.A29:Hoja1.D29 Hoja1.A32:Hoja1.D34" chart:data-source-has-labels="both" svg:x="0.22cm" svg:y="0.177cm" svg:width="8.251cm" svg:height="8.49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397cm" svg:y="0.227cm" svg:width="5.844cm" svg:height="7.75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9:Hoja1.D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4:Hoja1.D34" chart:label-cell-address="Hoja1.A34:Hoja1.A34" chart:class="chart:bar">
            <chart:data-point chart:repeated="3"/>
          </chart:series>
          <chart:series chart:style-name="ch9" chart:values-cell-range-address="Hoja1.B33:Hoja1.D33" chart:label-cell-address="Hoja1.A33:Hoja1.A33" chart:class="chart:bar">
            <chart:data-point chart:repeated="3"/>
          </chart:series>
          <chart:series chart:style-name="ch10" chart:values-cell-range-address="Hoja1.B32:Hoja1.D32" chart:label-cell-address="Hoja1.A32:Hoja1.A3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-O0 “</text:p>
                <draw:g>
                  <svg:desc>Hoja1.B29:Hoja1.D29</svg:desc>
                </draw:g>
              </table:table-cell>
              <table:table-cell office:value-type="string">
                <text:p>“-01”</text:p>
              </table:table-cell>
              <table:table-cell office:value-type="string">
                <text:p>“-02”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Hoja1.A34:Hoja1.A34</svg:desc>
                </draw:g>
              </table:table-cell>
              <table:table-cell office:value-type="float" office:value="1093.9">
                <text:p>1093.9</text:p>
                <draw:g>
                  <svg:desc>Hoja1.B34:Hoja1.D34</svg:desc>
                </draw:g>
              </table:table-cell>
              <table:table-cell office:value-type="float" office:value="741.9">
                <text:p>741.9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popcount4</text:p>
                <draw:g>
                  <svg:desc>Hoja1.A33:Hoja1.A33</svg:desc>
                </draw:g>
              </table:table-cell>
              <table:table-cell office:value-type="float" office:value="22911">
                <text:p>22911</text:p>
                <draw:g>
                  <svg:desc>Hoja1.B33:Hoja1.D33</svg:desc>
                </draw:g>
              </table:table-cell>
              <table:table-cell office:value-type="float" office:value="8814.6">
                <text:p>8814.6</text:p>
              </table:table-cell>
              <table:table-cell office:value-type="float" office:value="8200.2">
                <text:p>8200.2</text:p>
              </table:table-cell>
            </table:table-row>
            <table:table-row>
              <table:table-cell office:value-type="string">
                <text:p>popcount3</text:p>
                <draw:g>
                  <svg:desc>Hoja1.A32:Hoja1.A32</svg:desc>
                </draw:g>
              </table:table-cell>
              <table:table-cell office:value-type="float" office:value="13736.9">
                <text:p>13736.9</text:p>
                <draw:g>
                  <svg:desc>Hoja1.B32:Hoja1.D32</svg:desc>
                </draw:g>
              </table:table-cell>
              <table:table-cell office:value-type="float" office:value="20123.6">
                <text:p>20123.6</text:p>
              </table:table-cell>
              <table:table-cell office:value-type="float" office:value="13364">
                <text:p>13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olid-type="cylinder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olid-type="cylinder" chart:symbol-type="automatic" chart:symbol-width="0.175cm" chart:symbol-height="0.175cm"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1">
      <style:chart-properties chart:solid-type="cylinder" chart:symbol-type="automatic" chart:symbol-width="0.175cm" chart:symbol-height="0.175cm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1">
      <style:chart-properties chart:solid-type="cylinder"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olid-type="cylinder" chart:symbol-type="automatic" chart:symbol-width="0.175cm" chart:symbol-height="0.17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2" style:family="chart" style:data-style-name="N1">
      <style:chart-properties chart:solid-type="cylinder" chart:symbol-type="automatic" chart:symbol-width="0.175cm" chart:symbol-height="0.17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chart-properties chart:solid-type="cylinder" chart:symbol-type="automatic" chart:symbol-width="0.175cm" chart:symbol-height="0.17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6cm" svg:height="8.573cm" xlink:href=".." xlink:type="simple" chart:class="chart:bar" chart:row-mapping="4 3 2 1 0" chart:style-name="ch1">
        <chart:legend chart:legend-position="end" svg:x="8.773cm" svg:y="2.991cm" style:legend-expansion="high" chart:style-name="ch2"/>
        <chart:plot-area chart:style-name="ch3" table:cell-range-address="Hoja1.B29:Hoja1.D30 Hoja1.A31:Hoja1.D34 Hoja1.A30:Hoja1.A30" chart:data-source-has-labels="both" svg:x="0.222cm" svg:y="0.171cm" svg:width="8.329cm" svg:height="8.23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92cm" svg:y="0.171cm" svg:width="6.195cm" svg:height="7.58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29:Hoja1.D2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34:Hoja1.D34" chart:label-cell-address="Hoja1.A34:Hoja1.A34" chart:class="chart:bar">
            <chart:data-point chart:repeated="3"/>
          </chart:series>
          <chart:series chart:style-name="ch9" chart:values-cell-range-address="Hoja1.B33:Hoja1.D33" chart:label-cell-address="Hoja1.A33:Hoja1.A33" chart:class="chart:bar">
            <chart:data-point chart:repeated="3"/>
          </chart:series>
          <chart:series chart:style-name="ch10" chart:values-cell-range-address="Hoja1.B32:Hoja1.D32" chart:label-cell-address="Hoja1.A32:Hoja1.A32" chart:class="chart:bar">
            <chart:data-point chart:repeated="3"/>
          </chart:series>
          <chart:series chart:style-name="ch11" chart:values-cell-range-address="Hoja1.B31:Hoja1.D31" chart:label-cell-address="Hoja1.A31:Hoja1.A31" chart:class="chart:bar">
            <chart:data-point chart:repeated="3"/>
          </chart:series>
          <chart:series chart:style-name="ch12" chart:values-cell-range-address="Hoja1.B30:Hoja1.D30" chart:label-cell-address="Hoja1.A30:Hoja1.A30" chart:class="chart:bar"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“-O0 “</text:p>
                <draw:g>
                  <svg:desc>Hoja1.B29:Hoja1.D29</svg:desc>
                </draw:g>
              </table:table-cell>
              <table:table-cell office:value-type="string">
                <text:p>“-01”</text:p>
              </table:table-cell>
              <table:table-cell office:value-type="string">
                <text:p>“-02”</text:p>
              </table:table-cell>
            </table:table-row>
          </table:table-header-rows>
          <table:table-rows>
            <table:table-row>
              <table:table-cell office:value-type="string">
                <text:p>popcount5</text:p>
                <draw:g>
                  <svg:desc>Hoja1.A34:Hoja1.A34</svg:desc>
                </draw:g>
              </table:table-cell>
              <table:table-cell office:value-type="float" office:value="1093.9">
                <text:p>1093.9</text:p>
                <draw:g>
                  <svg:desc>Hoja1.B34:Hoja1.D34</svg:desc>
                </draw:g>
              </table:table-cell>
              <table:table-cell office:value-type="float" office:value="741.9">
                <text:p>741.9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popcount4</text:p>
                <draw:g>
                  <svg:desc>Hoja1.A33:Hoja1.A33</svg:desc>
                </draw:g>
              </table:table-cell>
              <table:table-cell office:value-type="float" office:value="22911">
                <text:p>22911</text:p>
                <draw:g>
                  <svg:desc>Hoja1.B33:Hoja1.D33</svg:desc>
                </draw:g>
              </table:table-cell>
              <table:table-cell office:value-type="float" office:value="8814.6">
                <text:p>8814.6</text:p>
              </table:table-cell>
              <table:table-cell office:value-type="float" office:value="8200.2">
                <text:p>8200.2</text:p>
              </table:table-cell>
            </table:table-row>
            <table:table-row>
              <table:table-cell office:value-type="string">
                <text:p>popcount3</text:p>
                <draw:g>
                  <svg:desc>Hoja1.A32:Hoja1.A32</svg:desc>
                </draw:g>
              </table:table-cell>
              <table:table-cell office:value-type="float" office:value="13736.9">
                <text:p>13736.9</text:p>
                <draw:g>
                  <svg:desc>Hoja1.B32:Hoja1.D32</svg:desc>
                </draw:g>
              </table:table-cell>
              <table:table-cell office:value-type="float" office:value="20123.6">
                <text:p>20123.6</text:p>
              </table:table-cell>
              <table:table-cell office:value-type="float" office:value="13364">
                <text:p>13364</text:p>
              </table:table-cell>
            </table:table-row>
            <table:table-row>
              <table:table-cell office:value-type="string">
                <text:p>popcount2</text:p>
                <draw:g>
                  <svg:desc>Hoja1.A31:Hoja1.A31</svg:desc>
                </draw:g>
              </table:table-cell>
              <table:table-cell office:value-type="float" office:value="45807.9">
                <text:p>45807.9</text:p>
                <draw:g>
                  <svg:desc>Hoja1.B31:Hoja1.D31</svg:desc>
                </draw:g>
              </table:table-cell>
              <table:table-cell office:value-type="float" office:value="21786.3">
                <text:p>21786.3</text:p>
              </table:table-cell>
              <table:table-cell office:value-type="float" office:value="19776.8">
                <text:p>19776.8</text:p>
              </table:table-cell>
            </table:table-row>
            <table:table-row>
              <table:table-cell office:value-type="string">
                <text:p>popcount1</text:p>
                <draw:g>
                  <svg:desc>Hoja1.A30:Hoja1.A30</svg:desc>
                </draw:g>
              </table:table-cell>
              <table:table-cell office:value-type="float" office:value="109364.6">
                <text:p>109364.6</text:p>
                <draw:g>
                  <svg:desc>Hoja1.B30:Hoja1.D30</svg:desc>
                </draw:g>
              </table:table-cell>
              <table:table-cell office:value-type="float" office:value="56193.6">
                <text:p>56193.6</text:p>
              </table:table-cell>
              <table:table-cell office:value-type="float" office:value="27803.7">
                <text:p>27803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